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Spell It Project Idea</text:p>
      <text:p text:style-name="Standard"/>
      <text:p text:style-name="Standard">My idea is to build an App to help young children about to go to school learn to spell and read five simple words.<text:s/></text:p>
      <text:p text:style-name="Standard"/>
      <text:p text:style-name="Standard">My youngest daughter is 4 and will be starting school in September. Currently she can't read or write, but she<text:s/>definitely knows her way around an android device (by recognising Icons). My elder daughter found starting school a real challenge, so I'd really like to be able to do something to help if I can my younger daughter, Rowan make the transition to school. My<text:s/>hope is that learning to spell and read five words will help her do so.<text:s/></text:p>
      <text:p text:style-name="Standard"/>
      <text:p text:style-name="Standard">The app will be a simple single page design. At the top of the page are the spaces for the letters in the word. The first space has a red question mark above it. In the middle of the<text:s/>page is an image representation of the word. At the bottom are three buttons, which contain 2 random letters and the correct letter for the space indicated by the question mark. When the correct letter is pushed, the question mark is replaced by the correct letter. The question mark moves to the next space, and the buttons are updated to the next set. The 5 words for her to learn will be simple objects, cat, dog, ball, tree, house. Starting easy and getting harder.<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rant</meta:initial-creator>
    <dc:creator>Grant</dc:creator>
    <meta:creation-date>2016-04-12T23:58:00Z</meta:creation-date>
    <dc:date>2016-04-12T23:58:00Z</dc:date>
    <meta:template xlink:href="Normal.dotm" xlink:type="simple"/>
    <meta:editing-cycles>2</meta:editing-cycles>
    <meta:editing-duration>PT0S</meta:editing-duration>
    <meta:document-statistic meta:page-count="1" meta:paragraph-count="2" meta:word-count="184" meta:character-count="1234" meta:row-count="8" meta:non-whitespace-character-count="1052"/>
  </office:meta>
</office:document-meta>
</file>